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officeooo:paragraph-rsid="0064e5c7"/>
    </style:style>
    <style:style style:name="P3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6e8550" officeooo:paragraph-rsid="006e8550" style:font-name-asian="Liberation Serif" style:font-size-asian="14pt" style:font-weight-asian="normal" style:font-name-complex="Liberation Serif" style:font-size-complex="14pt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6e8550" officeooo:paragraph-rsid="006e8550" style:font-name-asian="Liberation Serif" style:font-size-asian="14pt" style:font-weight-asian="normal" style:font-name-complex="Liberation Serif" style:font-size-complex="14pt" style:font-weight-complex="normal"/>
    </style:style>
    <style:style style:name="P5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6e8550" officeooo:paragraph-rsid="006e8550" style:font-name-asian="Liberation Serif" style:font-size-asian="14pt" style:font-weight-asian="normal" style:font-name-complex="Liberation Serif" style:font-size-complex="14pt" style:font-weight-complex="normal"/>
    </style:style>
    <style:style style:name="P6" style:family="paragraph" style:parent-style-name="Standard" style:list-style-name="L3">
      <style:paragraph-properties fo:line-height="150%" fo:text-align="justify" style:justify-single-word="false"/>
      <style:text-properties style:font-name="Liberation Sans" fo:font-size="14pt" fo:font-weight="normal" officeooo:rsid="006e8550" officeooo:paragraph-rsid="006e8550" style:font-name-asian="Liberation Serif" style:font-size-asian="14pt" style:font-weight-asian="normal" style:font-name-complex="Liberation Serif" style:font-size-complex="14pt" style:font-weight-complex="normal"/>
    </style:style>
    <style:style style:name="P7" style:family="paragraph" style:parent-style-name="Standard" style:list-style-name="L4">
      <style:paragraph-properties fo:line-height="150%" fo:text-align="justify" style:justify-single-word="false"/>
      <style:text-properties style:font-name="Liberation Sans" fo:font-size="14pt" fo:font-weight="normal" officeooo:rsid="006e8550" officeooo:paragraph-rsid="006e8550" style:font-name-asian="Liberation Serif" style:font-size-asian="14pt" style:font-weight-asian="normal" style:font-name-complex="Liberation Serif" style:font-size-complex="14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6e8550" officeooo:paragraph-rsid="006e8550" style:font-name-asian="Liberation Serif" style:font-size-asian="14pt" style:font-weight-asian="bold" style:font-name-complex="Liberation Serif" style:font-size-complex="14pt" style:font-weight-complex="bold"/>
    </style:style>
    <style:style style:name="T1" style:family="text">
      <style:text-properties officeooo:rsid="001d584f"/>
    </style:style>
    <style:style style:name="T2" style:family="text">
      <style:text-properties style:text-position="super 58%"/>
    </style:style>
    <style:style style:name="T3" style:family="text">
      <style:text-properties officeooo:rsid="0014818a"/>
    </style:style>
    <style:style style:name="T4" style:family="text">
      <style:text-properties officeooo:rsid="006314aa"/>
    </style:style>
    <style:style style:name="T5" style:family="text">
      <style:text-properties officeooo:rsid="006df24d"/>
    </style:style>
    <style:style style:name="T6" style:family="text">
      <style:text-properties officeooo:rsid="00526592"/>
    </style:style>
    <style:style style:name="T7" style:family="text">
      <style:text-properties officeooo:rsid="0054a733"/>
    </style:style>
    <style:style style:name="T8" style:family="text">
      <style:text-properties officeooo:rsid="00671fc3"/>
    </style:style>
    <style:style style:name="T9" style:family="text">
      <style:text-properties style:font-name="Liberation Sans" fo:font-size="14pt" fo:font-weight="bold" officeooo:rsid="0014818a" style:font-name-asian="Liberation Serif" style:font-size-asian="14pt" style:font-weight-asian="bold" style:font-name-complex="Liberation Serif" style:font-size-complex="14pt" style:font-weight-complex="bold"/>
    </style:style>
    <style:style style:name="T10" style:family="text">
      <style:text-properties style:font-name="Liberation Sans" fo:font-size="14pt" fo:font-weight="bold" officeooo:rsid="0064e5c7" style:font-name-asian="Liberation Serif" style:font-size-asian="14pt" style:font-weight-asian="bold" style:font-name-complex="Liberation Serif" style:font-size-complex="14pt" style:font-weight-complex="bold"/>
    </style:style>
    <style:style style:name="T11" style:family="text">
      <style:text-properties style:font-name="Liberation Sans" fo:font-size="14pt" fo:font-weight="bold" officeooo:rsid="006e8550" style:font-name-asian="Liberation Serif" style:font-size-asian="14pt" style:font-weight-asian="bold" style:font-name-complex="Liberation Serif" style:font-size-complex="14pt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6e855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9">Objectif</text:span><text:span text:style-name="T10">s</text:span></text:p>
      <text:list xml:id="list1760867597" text:style-name="L1">
        <text:list-item>
          <text:p text:style-name="P3">Entrainement translation</text:p>
        </text:list-item>
      </text:list>
      <text:p text:style-name="P4"/>
      <text:p text:style-name="P8">Questions flash<text:span text:style-name="T12"> (10 min)</text:span></text:p>
      <text:list xml:id="list4015255183" text:style-name="L2">
        <text:list-item>
          <text:p text:style-name="P5"/>
        </text:list-item>
      </text:list>
      <text:p text:style-name="P8"><text:span text:style-name="T11"/></text:p>
      <text:p text:style-name="P8">Entrainement translations<text:span text:style-name="T12"> (45 min)</text:span></text:p>
      <text:list xml:id="list3546542373" text:style-name="L3">
        <text:list-item>
          <text:p text:style-name="P6">ex. p. </text:p>
        </text:list-item>
        <text:list-item>
          <text:p text:style-name="P6">ex. p. </text:p>
        </text:list-item>
        <text:list-item>
          <text:p text:style-name="P6">ex. p. </text:p>
        </text:list-item>
        <text:list-item>
          <text:p text:style-name="P6">ex. p. </text:p>
        </text:list-item>
        <text:list-item>
          <text:p text:style-name="P6">ex. p. </text:p>
        </text:list-item>
      </text:list>
      <text:p text:style-name="P4"/>
      <text:p text:style-name="P8">TaF</text:p>
      <text:list xml:id="list265081324" text:style-name="L4">
        <text:list-item>
          <text:p text:style-name="P7">Pas de TaF – évaluation à la prochaine séanc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00000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32">
      <number:day number:calendar="jewish"/>
      <number:text> </number:text>
      <number:month number:calendar="jewish" number:style="long" number:textual="true"/>
    </number:date-style>
    <number:currency-style style:name="N13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1P0"/>
    </number:currency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number:currency-style style:name="N12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8P0"/>
    </number:currency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date-style style:name="N121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0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month number:calendar="jewish" number:style="long" number:textual="true"/>
      <number:text> </number:text>
      <number:day number:calendar="jewish"/>
    </number:date-style>
    <number:date-style style:name="N11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4">
      <number:month number:calendar="jewish" number:style="long" number:textual="true"/>
    </number:date-style>
    <number:date-style style:name="N115">
      <number:month number:calendar="jewish" number:style="long" number:textual="true"/>
      <number:text> </number:text>
      <number:year number:calendar="jewish" number:style="long"/>
    </number:date-style>
    <number:date-style style:name="N11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8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9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9P0"/>
    </number:currency-style>
    <number:date-style style:name="N120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MT1" style:family="text">
      <style:text-properties officeooo:rsid="001d584f"/>
    </style:style>
    <style:style style:name="MT2" style:family="text">
      <style:text-properties style:text-position="super 58%"/>
    </style:style>
    <style:style style:name="MT3" style:family="text">
      <style:text-properties officeooo:rsid="0014818a"/>
    </style:style>
    <style:style style:name="MT4" style:family="text">
      <style:text-properties officeooo:rsid="006314aa"/>
    </style:style>
    <style:style style:name="MT5" style:family="text">
      <style:text-properties officeooo:rsid="006e8550"/>
    </style:style>
    <style:style style:name="MT6" style:family="text">
      <style:text-properties officeooo:rsid="00526592"/>
    </style:style>
    <style:style style:name="MT7" style:family="text">
      <style:text-properties officeooo:rsid="0054a733"/>
    </style:style>
    <style:style style:name="MT8" style:family="text">
      <style:text-properties officeooo:rsid="00671fc3"/>
    </style:style>
    <style:style style:name="MT9" style:family="text">
      <style:text-properties officeooo:rsid="006df24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</text:span><text:span text:style-name="MT2">e</text:span><text:span text:style-name="MT1">1</text:span><text:tab/><text:span text:style-name="MT3">Séquence </text:span><text:span text:style-name="MT4">4</text:span> – <text:span text:style-name="MT4">Translations</text:span><text:tab/><text:span text:style-name="MT3">Séance </text:span><text:span text:style-name="MT5">4</text:span><text:span text:style-name="MT6"> </text:span><text:span text:style-name="MT7">(</text:span><text:span text:style-name="MT5">1</text:span><text:span text:style-name="MT7">h)</text:span><text:span text:style-name="MT6"> – </text:span><text:span text:style-name="MT8">0</text:span><text:span text:style-name="MT5">7</text:span><text:span text:style-name="MT7">/1</text:span><text:span text:style-name="MT9">1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0-12T18:17:15.064758475</dc:date>
    <meta:editing-duration>PT20H58M36S</meta:editing-duration>
    <meta:editing-cycles>67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46" meta:character-count="233" meta:non-whitespace-character-count="199"/>
  </office:meta>
</office:document-meta>
</file>